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0.499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1.053cm" fo:break-before="auto" style:use-optimal-row-height="true"/>
    </style:style>
    <style:style style:name="ro15" style:family="table-row">
      <style:table-row-properties style:row-height="1.842cm" fo:break-before="auto" style:use-optimal-row-height="true"/>
    </style:style>
    <style:style style:name="ro16" style:family="table-row">
      <style:table-row-properties style:row-height="0.788cm" fo:break-before="auto" style:use-optimal-row-height="true"/>
    </style:style>
    <style:style style:name="ro17"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4"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38"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3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1" style:family="table-cell" style:parent-style-name="Default">
      <style:table-cell-properties fo:border-bottom="none" fo:border-left="0.002cm solid #000000" fo:border-right="none" fo:border-top="0.002cm solid #000000"/>
    </style:style>
    <style:style style:name="ce42"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0.002cm solid #000000" fo:border-left="0.002cm solid #000000" fo:border-right="none" fo:border-top="none"/>
    </style:style>
    <style:style style:name="ce45"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ext-properties fo:font-style="normal" fo:font-weight="normal" style:font-style-asian="normal" style:font-weight-asian="normal" style:font-style-complex="normal" style:font-weight-complex="normal"/>
    </style:style>
    <style:style style:name="ce47"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9" style:family="table-cell" style:parent-style-name="Default">
      <style:text-properties fo:font-weight="bold"/>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1" style:family="table-cell" style:parent-style-name="Default">
      <style:text-properties fo:font-weight="bold" style:font-weight-asian="bold" style:font-weight-complex="bold"/>
    </style:style>
    <style:style style:name="ce52"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3"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ext-properties style:font-name="Futura (Light)"/>
    </style:style>
    <style:style style:name="ce56"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1" style:family="table-cell" style:parent-style-name="Default">
      <style:text-properties fo:font-weight="normal" style:font-weight-asian="normal" style:font-weight-complex="normal"/>
    </style:style>
    <style:style style:name="ce62"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3"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4" style:family="table-cell" style:parent-style-name="Default">
      <style:table-cell-properties style:text-align-source="fix" style:repeat-content="false"/>
      <style:paragraph-properties fo:text-align="start" fo:margin-left="0.353cm"/>
    </style:style>
    <style:style style:name="ce65" style:family="table-cell" style:parent-style-name="Default">
      <style:table-cell-properties style:text-align-source="fix" style:repeat-content="false"/>
      <style:paragraph-properties fo:text-align="start" fo:margin-left="0cm"/>
    </style:style>
    <style:style style:name="ce66" style:family="table-cell" style:parent-style-name="Default">
      <style:table-cell-properties fo:border-bottom="0.002cm solid #000000" fo:border-left="none" fo:border-right="none" fo:border-top="0.002cm solid #000000"/>
    </style:style>
    <style:style style:name="ce67" style:family="table-cell" style:parent-style-name="Default">
      <style:table-cell-properties fo:border-bottom="none" fo:border-left="none" fo:border-right="none" fo:border-top="0.002cm solid #000000"/>
    </style:style>
    <style:style style:name="ce68" style:family="table-cell" style:parent-style-name="Default">
      <style:table-cell-properties fo:border-bottom="0.002cm solid #000000" fo:border-left="none" fo:border-right="none" fo:border-top="none"/>
    </style:style>
    <style:style style:name="ce6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70"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none" style:diagonal-bl-tr="none" style:diagonal-tl-br="none" fo:border-left="0.002cm solid #000000" fo:border-right="0.002cm solid #000000" fo:border-top="none"/>
    </style:style>
    <style:style style:name="ce75" style:family="table-cell" style:parent-style-name="Default">
      <style:table-cell-properties fo:border-bottom="0.088cm solid #000000" style:diagonal-bl-tr="none" style:diagonal-tl-br="none" fo:border-left="0.002cm solid #000000" fo:border-right="0.002cm solid #000000" fo:border-top="none"/>
    </style:style>
    <style:style style:name="ce76"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8" style:family="table-cell" style:parent-style-name="Default" style:data-style-name="N30"/>
    <style:style style:name="ce79"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bottom="0.088cm solid #000000" style:diagonal-bl-tr="none" style:diagonal-tl-br="none" fo:border-left="none" fo:border-right="none" fo:border-top="none"/>
    </style:style>
    <style:style style:name="ce83" style:family="table-cell" style:parent-style-name="Default">
      <style:text-properties fo:font-style="italic" fo:font-weight="normal" style:font-style-asian="italic" style:font-weight-asian="normal" style:font-style-complex="italic" style:font-weight-complex="normal"/>
    </style:style>
    <style:style style:name="ce84"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5"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87"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ext-properties fo:font-style="italic" style:text-underline-style="solid" style:text-underline-width="auto" style:text-underline-color="font-color" style:font-style-asian="italic" style:font-style-complex="italic"/>
    </style:style>
    <style:style style:name="ce90"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5"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order-bottom="0.002cm solid #000000" fo:border-left="none" fo:border-right="0.002cm solid #000000" fo:border-top="0.002cm solid #000000"/>
    </style:style>
    <style:style style:name="ce97" style:family="table-cell" style:parent-style-name="Default">
      <style:table-cell-properties fo:border-bottom="none" fo:border-left="none" fo:border-right="0.002cm solid #000000" fo:border-top="0.002cm solid #000000"/>
    </style:style>
    <style:style style:name="ce98" style:family="table-cell" style:parent-style-name="Default">
      <style:table-cell-properties fo:border-bottom="0.002cm solid #000000" fo:border-left="none" fo:border-right="0.002cm solid #000000" fo:border-top="none"/>
    </style:style>
    <style:style style:name="ce99" style:family="table-cell" style:parent-style-name="Default">
      <style:table-cell-properties fo:border-bottom="none" fo:border-left="none" fo:border-right="0.002cm solid #000000" fo:border-top="none"/>
    </style:style>
    <style:style style:name="ce100" style:family="table-cell" style:parent-style-name="Default">
      <style:table-cell-properties style:text-align-source="fix" style:repeat-content="false"/>
      <style:paragraph-properties fo:text-align="end" fo:margin-left="0cm"/>
    </style:style>
    <style:style style:name="ce10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style:font-name="Arial2"/>
    </style:style>
    <style:style style:name="T5" style:family="text">
      <style:text-properties style:font-name="Segoe UI" fo:font-size="12pt" style:font-name-asian="Segoe UI" style:font-size-asian="12pt" style:font-name-complex="Segoe UI" style:font-size-complex="12pt"/>
    </style:style>
    <style:style style:name="T6" style:family="text">
      <style:text-properties style:font-name="Segoe UI" fo:font-size="10pt" style:font-name-asian="Segoe UI" style:font-size-asian="10pt" style:font-name-complex="Segoe UI" style:font-size-complex="10pt"/>
    </style:style>
    <style:style style:name="T7" style:family="text">
      <style:text-properties fo:font-size="10pt" style:font-size-asian="10pt" style:font-size-complex="10pt"/>
    </style:style>
    <style:style style:name="T8" style:family="text">
      <style:text-properties style:font-name="Segoe UI1" style:font-name-asian="Segoe UI1" style:font-name-complex="Segoe UI1"/>
    </style:style>
    <style:style style:name="T9" style:family="text">
      <style:text-properties style:font-name="Segoe UI1" fo:font-size="10pt" style:font-name-asian="Segoe UI1" style:font-size-asian="10pt" style:font-name-complex="Segoe UI1" style:font-size-complex="10pt"/>
    </style:style>
    <style:style style:name="T10" style:family="text">
      <style:text-properties style:font-name="Segoe UI" style:font-name-asian="Segoe UI" style:font-name-complex="Segoe UI"/>
    </style:style>
    <style:style style:name="T11"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1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85" office:value-type="string">
            <text:p>Page 1 / 2</text:p>
          </table:table-cell>
          <table:table-cell table:number-columns-repeated="1018"/>
        </table:table-row>
        <table:table-row table:style-name="ro2">
          <table:table-cell/>
          <table:table-cell table:style-name="ce18"/>
          <table:table-cell table:style-name="ce52"/>
          <table:table-cell table:number-columns-repeated="1021"/>
        </table:table-row>
        <table:table-row table:style-name="ro3">
          <table:table-cell table:number-columns-repeated="2"/>
          <table:table-cell table:style-name="ce53" office:value-type="string">
            <text:p>X a v i e r <text:s text:c="2"/>D A R O N <text:s/>A r c h i t e c t e <text:s/>D P L G </text:p>
          </table:table-cell>
          <table:table-cell table:style-name="ce69"/>
          <table:table-cell table:style-name="ce78"/>
          <table:table-cell table:style-name="ce86" office:value-type="string" table:number-columns-spanned="2" table:number-rows-spanned="3">
            <text:p>CH31</text:p>
          </table:table-cell>
          <table:covered-table-cell table:style-name="ce86"/>
          <table:table-cell table:number-columns-repeated="1017"/>
        </table:table-row>
        <table:table-row table:style-name="ro1">
          <table:table-cell table:number-columns-repeated="2"/>
          <table:table-cell table:style-name="ce54" office:value-type="string">
            <text:p>11 rue Moulin à Vent</text:p>
          </table:table-cell>
          <table:table-cell table:style-name="ce54" office:value-type="string">
            <text:p>97400 Saint Denis</text:p>
          </table:table-cell>
          <table:table-cell/>
          <table:covered-table-cell table:number-columns-repeated="2" table:style-name="ce86"/>
          <table:table-cell table:number-columns-repeated="1017"/>
        </table:table-row>
        <table:table-row table:style-name="ro1">
          <table:table-cell table:number-columns-repeated="2"/>
          <table:table-cell table:style-name="ce55" office:value-type="string">
            <text:p>FAX: 0262 43 33 32</text:p>
          </table:table-cell>
          <table:table-cell table:style-name="ce55" office:value-type="string">
            <text:p>GSM: 0692 61 89 55</text:p>
          </table:table-cell>
          <table:table-cell/>
          <table:covered-table-cell table:number-columns-repeated="2" table:style-name="ce86"/>
          <table:table-cell table:number-columns-repeated="1017"/>
        </table:table-row>
        <table:table-row table:style-name="ro4">
          <table:table-cell table:number-columns-repeated="2"/>
          <table:table-cell table:style-name="ce56" office:value-type="string">
            <text:p><text:span text:style-name="T11"><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31</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28/05/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19"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70" office:value-type="string">
            <text:p>TEL</text:p>
          </table:table-cell>
          <table:table-cell table:style-name="ce79" office:value-type="string">
            <text:p>FAX</text:p>
          </table:table-cell>
          <table:table-cell table:style-name="ce21" office:value-type="string">
            <text:p>GSM</text:p>
          </table:table-cell>
          <table:table-cell table:style-name="ce90" office:value-type="string">
            <text:p>DIFF.</text:p>
          </table:table-cell>
          <table:table-cell table:number-columns-repeated="1017"/>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71" office:value-type="string">
            <text:p>0262 94 76 00</text:p>
          </table:table-cell>
          <table:table-cell table:style-name="ce80" office:value-type="string">
            <text:p>0262 21 55 70</text:p>
          </table:table-cell>
          <table:table-cell table:style-name="ce22" office:value-type="string">
            <text:p>0692 28 31 88</text:p>
          </table:table-cell>
          <table:table-cell table:style-name="ce91"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72" office:value-type="string">
            <text:p>0262 94 76 00</text:p>
          </table:table-cell>
          <table:table-cell office:value-type="string">
            <text:p>0262 21 55 70</text:p>
          </table:table-cell>
          <table:table-cell table:style-name="ce23" office:value-type="string">
            <text:p>0692 08 96 95</text:p>
          </table:table-cell>
          <table:table-cell table:style-name="ce92" office:value-type="string">
            <text:p>X</text:p>
          </table:table-cell>
          <table:table-cell/>
          <table:table-cell table:style-name="ce81"/>
          <table:table-cell office:value-type="string">
            <text:p><text:s/></text:p>
          </table:table-cell>
          <table:table-cell table:number-columns-repeated="1014"/>
        </table:table-row>
        <table:table-row table:style-name="ro1">
          <table:table-cell table:style-name="ce8"/>
          <table:table-cell table:style-name="ce23" office:value-type="string">
            <text:p>M. RAMASSAMY</text:p>
          </table:table-cell>
          <table:table-cell table:style-name="ce23" office:value-type="string">
            <text:p>MAITRE D'OUVRAGE</text:p>
          </table:table-cell>
          <table:table-cell table:style-name="ce72" office:value-type="string">
            <text:p>0262 45 71 90</text:p>
          </table:table-cell>
          <table:table-cell/>
          <table:table-cell table:style-name="ce23"/>
          <table:table-cell table:style-name="ce92" office:value-type="string">
            <text:p>X</text:p>
          </table:table-cell>
          <table:table-cell/>
          <table:table-cell table:style-name="ce81"/>
          <table:table-cell table:number-columns-repeated="1015"/>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72" office:value-type="string">
            <text:p>0262 43 33 32</text:p>
          </table:table-cell>
          <table:table-cell table:style-name="ce81" office:value-type="string">
            <text:p>0262 43 33 32</text:p>
          </table:table-cell>
          <table:table-cell table:style-name="ce23" office:value-type="string">
            <text:p>0692 61 89 55</text:p>
          </table:table-cell>
          <table:table-cell table:style-name="ce92"/>
          <table:table-cell table:number-columns-repeated="1017"/>
        </table:table-row>
        <table:table-row table:style-name="ro1">
          <table:table-cell table:style-name="ce8"/>
          <table:table-cell table:style-name="ce23" office:value-type="string">
            <text:p>M CARUSO</text:p>
          </table:table-cell>
          <table:table-cell table:style-name="ce57" office:value-type="string">
            <text:p>CT DIDES</text:p>
          </table:table-cell>
          <table:table-cell table:style-name="ce72" office:value-type="string">
            <text:p>0262 21 31 96</text:p>
          </table:table-cell>
          <table:table-cell table:style-name="ce81" office:value-type="string">
            <text:p>0262 21 88 91</text:p>
          </table:table-cell>
          <table:table-cell table:style-name="ce23" office:value-type="string">
            <text:p>0692 32 77 41</text:p>
          </table:table-cell>
          <table:table-cell table:style-name="ce93" office:value-type="string">
            <text:p>X</text:p>
          </table:table-cell>
          <table:table-cell table:number-columns-repeated="1017"/>
        </table:table-row>
        <table:table-row table:style-name="ro1">
          <table:table-cell table:style-name="ce8"/>
          <table:table-cell table:style-name="ce23" office:value-type="string">
            <text:p>M LEGALLAIS</text:p>
          </table:table-cell>
          <table:table-cell table:style-name="ce57" office:value-type="string">
            <text:p>CSPS SOCOTEC</text:p>
          </table:table-cell>
          <table:table-cell table:style-name="ce73" office:value-type="string">
            <text:p>0262 94 48 48</text:p>
          </table:table-cell>
          <table:table-cell table:style-name="ce73" office:value-type="string">
            <text:p>0262 94 48 50</text:p>
          </table:table-cell>
          <table:table-cell table:style-name="ce23" office:value-type="string">
            <text:p>0692 85 49 03</text:p>
          </table:table-cell>
          <table:table-cell table:style-name="ce93"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74" office:value-type="string">
            <text:p>0262 87 01 45</text:p>
          </table:table-cell>
          <table:table-cell table:style-name="ce81" office:value-type="string">
            <text:p>0262 69 84 92</text:p>
          </table:table-cell>
          <table:table-cell table:style-name="ce23" office:value-type="string">
            <text:p>0692 87 01 45</text:p>
          </table:table-cell>
          <table:table-cell table:style-name="ce93"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IOMAT</text:p>
          </table:table-cell>
          <table:table-cell table:style-name="ce23" office:value-type="string">
            <text:p>CE2J</text:p>
          </table:table-cell>
          <table:table-cell table:style-name="ce74" office:value-type="string">
            <text:p>0262 50 18 68</text:p>
          </table:table-cell>
          <table:table-cell table:style-name="ce81" office:value-type="string">
            <text:p>0262 50 18 68</text:p>
          </table:table-cell>
          <table:table-cell table:style-name="ce23" office:value-type="string">
            <text:p>0692 21 66 21</text:p>
          </table:table-cell>
          <table:table-cell table:style-name="ce93" office:value-type="string">
            <text:p>X</text:p>
          </table:table-cell>
          <table:table-cell table:number-columns-repeated="1017"/>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74" office:value-type="string">
            <text:p>0262 53 11 41</text:p>
          </table:table-cell>
          <table:table-cell table:style-name="ce81" office:value-type="string">
            <text:p>0262 92 06 61</text:p>
          </table:table-cell>
          <table:table-cell table:style-name="ce23" office:value-type="string">
            <text:p>0692 65 07 29</text:p>
          </table:table-cell>
          <table:table-cell table:style-name="ce92" office:value-type="string">
            <text:p>X</text:p>
          </table:table-cell>
          <table:table-cell table:number-columns-repeated="1017"/>
        </table:table-row>
        <table:table-row table:style-name="ro1">
          <table:table-cell table:style-name="ce9"/>
          <table:table-cell table:style-name="ce23" office:value-type="string">
            <text:p>M VANDENESSE</text:p>
          </table:table-cell>
          <table:table-cell table:style-name="ce23" office:value-type="string">
            <text:p>DLA (lot 4)</text:p>
          </table:table-cell>
          <table:table-cell table:style-name="ce74" office:value-type="string">
            <text:p>0262 09 80 13</text:p>
          </table:table-cell>
          <table:table-cell table:style-name="ce81" office:value-type="string">
            <text:p>0262 26 19 89</text:p>
          </table:table-cell>
          <table:table-cell table:style-name="ce23" office:value-type="string">
            <text:p>0692 56 86 58</text:p>
          </table:table-cell>
          <table:table-cell table:style-name="ce92" office:value-type="string">
            <text:p>X</text:p>
          </table:table-cell>
          <table:table-cell table:number-columns-repeated="1017"/>
        </table:table-row>
        <table:table-row table:style-name="ro1">
          <table:table-cell table:style-name="ce10"/>
          <table:table-cell table:style-name="ce24" office:value-type="string">
            <text:p>M ROBERT</text:p>
          </table:table-cell>
          <table:table-cell table:style-name="ce24" office:value-type="string">
            <text:p>ECOI (lot 5)</text:p>
          </table:table-cell>
          <table:table-cell table:style-name="ce75" office:value-type="string">
            <text:p>0262 41 74 93</text:p>
          </table:table-cell>
          <table:table-cell table:style-name="ce82" office:value-type="string">
            <text:p>0262 41 74 93</text:p>
          </table:table-cell>
          <table:table-cell table:style-name="ce87" office:value-type="string">
            <text:p>0692 70 32 33</text:p>
          </table:table-cell>
          <table:table-cell table:style-name="ce94" office:value-type="string">
            <text:p>X</text:p>
          </table:table-cell>
          <table:table-cell table:style-name="ce100"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0" office:value-type="string">
            <text:p><text:s/></text:p>
          </table:table-cell>
          <table:table-cell table:style-name="ce20"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5" office:value-type="string">
              <text:p>PREPARATION DU CHANTIER</text:p>
            </table:table-cell>
            <table:table-cell table:style-name="ce58" table:number-columns-repeated="4"/>
            <table:table-cell table:style-name="ce95"/>
            <table:table-cell table:number-columns-repeated="3"/>
            <table:table-cell table:style-name="ce20"/>
            <table:table-cell table:number-columns-repeated="1013"/>
          </table:table-row>
          <table:table-row table:style-name="ro1" table:visibility="collapse">
            <table:table-cell table:style-name="ce11" office:value-type="string">
              <text:p>1.1</text:p>
            </table:table-cell>
            <table:table-cell table:style-name="ce20" office:value-type="string">
              <text:p>DOCUMENTS A TRANSMETTRE AVANT LE DEBUT DU CHANTIER</text:p>
            </table:table-cell>
            <table:table-cell table:style-name="ce59"/>
            <table:table-cell table:style-name="ce20" table:number-columns-repeated="4"/>
            <table:table-cell table:number-columns-repeated="3"/>
            <table:table-cell table:style-name="ce20"/>
            <table:table-cell table:number-columns-repeated="1013"/>
          </table:table-row>
          <table:table-row table:style-name="ro8" table:visibility="collapse">
            <table:table-cell table:style-name="ce11"/>
            <table:table-cell table:style-name="ce26"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9"/>
            <table:covered-table-cell table:number-columns-repeated="4" table:style-name="ce20"/>
            <table:table-cell table:number-columns-repeated="3"/>
            <table:table-cell table:style-name="ce20"/>
            <table:table-cell table:number-columns-repeated="1013"/>
          </table:table-row>
          <table:table-row table:style-name="ro4" table:visibility="collapse">
            <table:table-cell table:style-name="ce11" office:value-type="string">
              <text:p>1.1.2</text:p>
            </table:table-cell>
            <table:table-cell table:style-name="ce27" office:value-type="string" table:number-columns-spanned="6" table:number-rows-spanned="1">
              <text:p>Attestations d'assurances civiles et décennale</text:p>
            </table:table-cell>
            <table:covered-table-cell table:style-name="ce51"/>
            <table:covered-table-cell table:style-name="ce76"/>
            <table:covered-table-cell table:style-name="ce51"/>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8" office:value-type="string" table:number-columns-spanned="6" table:number-rows-spanned="1">
              <text:p>À transmettre au maître d’œuvre (Moe) : entreprise GRONDIN</text:p>
            </table:table-cell>
            <table:covered-table-cell table:style-name="ce60"/>
            <table:covered-table-cell table:style-name="ce77"/>
            <table:covered-table-cell table:style-name="ce60"/>
            <table:covered-table-cell table:number-columns-repeated="2" table:style-name="ce88"/>
            <table:table-cell table:style-name="ce51"/>
            <table:table-cell table:style-name="ce101"/>
            <table:table-cell table:style-name="ce51" table:number-columns-repeated="1015"/>
          </table:table-row>
          <table:table-row table:style-name="ro4" table:visibility="collapse">
            <table:table-cell table:style-name="ce11" office:value-type="string">
              <text:p>1.1.3</text:p>
            </table:table-cell>
            <table:table-cell table:style-name="ce27" office:value-type="string" table:number-columns-spanned="6" table:number-rows-spanned="1">
              <text:p>Fiches techniques / échantillons</text:p>
            </table:table-cell>
            <table:covered-table-cell table:style-name="ce51"/>
            <table:covered-table-cell table:style-name="ce76"/>
            <table:covered-table-cell table:style-name="ce51"/>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8"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1"/>
            <table:covered-table-cell table:style-name="ce62"/>
            <table:covered-table-cell table:style-name="ce61"/>
            <table:covered-table-cell table:number-columns-repeated="2" table:style-name="ce20"/>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8" office:value-type="string" table:number-columns-spanned="6" table:number-rows-spanned="1">
              <text:p>DERNIER RAPPEL – À transmettre au maître d’œuvre en 2 ex : entreprise ECOI : </text:p>
              <text:p>fiche technique luminaire TBTS de SDE</text:p>
            </table:table-cell>
            <table:covered-table-cell table:style-name="ce60"/>
            <table:covered-table-cell table:style-name="ce77"/>
            <table:covered-table-cell table:style-name="ce60"/>
            <table:covered-table-cell table:number-columns-repeated="2" table:style-name="ce88"/>
            <table:table-cell table:style-name="ce51"/>
            <table:table-cell table:style-name="ce101"/>
            <table:table-cell table:style-name="ce51" table:number-columns-repeated="1015"/>
          </table:table-row>
          <table:table-row table:style-name="ro4" table:visibility="collapse">
            <table:table-cell table:style-name="ce11" office:value-type="string">
              <text:p>1.6</text:p>
            </table:table-cell>
            <table:table-cell table:style-name="ce29" office:value-type="string" table:number-columns-spanned="6" table:number-rows-spanned="1">
              <text:p>EXE / PAC</text:p>
            </table:table-cell>
            <table:covered-table-cell table:style-name="ce51"/>
            <table:covered-table-cell table:style-name="ce76"/>
            <table:covered-table-cell table:style-name="ce51"/>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51"/>
            <table:table-cell table:style-name="ce76"/>
            <table:table-cell table:style-name="ce51"/>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0"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1"/>
            <table:covered-table-cell table:style-name="ce76"/>
            <table:covered-table-cell table:style-name="ce51"/>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7"/>
            <table:table-cell table:style-name="ce51"/>
            <table:table-cell table:style-name="ce76"/>
            <table:table-cell table:style-name="ce51"/>
            <table:table-cell table:style-name="ce3" table:number-columns-repeated="2"/>
            <table:table-cell/>
            <table:table-cell table:style-name="ce11"/>
            <table:table-cell table:number-columns-repeated="1015"/>
          </table:table-row>
          <table:table-row table:style-name="ro4" table:visibility="collapse">
            <table:table-cell/>
            <table:table-cell table:style-name="ce27" office:value-type="string" table:number-columns-spanned="6" table:number-rows-spanned="1">
              <text:p>Menuiseries PVC &amp; ALU </text:p>
            </table:table-cell>
            <table:covered-table-cell table:style-name="ce51"/>
            <table:covered-table-cell table:style-name="ce76"/>
            <table:covered-table-cell table:style-name="ce51"/>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1" office:value-type="string">
              <text:p>DENIER RAPPEL <text:s/>– plans d'atelier (PAC) à transmettre : entreprise GRONDIN</text:p>
            </table:table-cell>
            <table:table-cell table:style-name="ce62"/>
            <table:table-cell table:style-name="ce20"/>
            <table:table-cell table:style-name="ce83"/>
            <table:table-cell table:style-name="ce20" table:number-columns-repeated="2"/>
            <table:table-cell table:number-columns-repeated="1017"/>
          </table:table-row>
        </table:table-row-group>
        <table:table-row table:style-name="ro1">
          <table:table-cell table:style-name="ce11" office:value-type="string">
            <text:p>1</text:p>
          </table:table-cell>
          <table:table-cell table:style-name="ce25" office:value-type="string">
            <text:p>AVANCEMENT DU CHANTIER</text:p>
          </table:table-cell>
          <table:table-cell table:style-name="ce63"/>
          <table:table-cell table:style-name="ce58" table:number-columns-repeated="3"/>
          <table:table-cell table:style-name="ce95"/>
          <table:table-cell/>
          <table:table-cell table:style-name="ce15"/>
          <table:table-cell table:number-columns-repeated="1015"/>
        </table:table-row>
        <table:table-row table:style-name="ro9">
          <table:table-cell table:style-name="ce11"/>
          <table:table-cell table:style-name="ce32" office:value-type="string" table:number-columns-spanned="6" table:number-rows-spanned="1">
            <text:p>gros œuvre : maison 24 : réalisation plancher poutrelles-entrevous en reprise en sous œuvre effectué, cloison en pierre de 10 entre séjour et SDE en cours, </text:p>
          </table:table-cell>
          <table:covered-table-cell table:style-name="ce63"/>
          <table:covered-table-cell table:number-columns-repeated="3" table:style-name="ce58"/>
          <table:covered-table-cell table:style-name="ce95"/>
          <table:table-cell/>
          <table:table-cell table:style-name="ce15"/>
          <table:table-cell table:number-columns-repeated="1015"/>
        </table:table-row>
        <table:table-row table:style-name="ro9">
          <table:table-cell table:style-name="ce11"/>
          <table:table-cell table:style-name="ce32" office:value-type="string" table:number-columns-spanned="6" table:number-rows-spanned="1">
            <text:p>plaques de plâtre : maison 24 : pose des faux-plafonds en cours, pose rampante : reste bandes à réaliser et pourtour SDE au-dessus de 225cm, au droit des cloisons en pierre de 10</text:p>
          </table:table-cell>
          <table:covered-table-cell table:style-name="ce63"/>
          <table:covered-table-cell table:number-columns-repeated="3" table:style-name="ce58"/>
          <table:covered-table-cell table:style-name="ce95"/>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électricité : maison 24 : réseaux dans l'ensemble des faux-plafonds en réalisé,</text:p>
          </table:table-cell>
          <table:covered-table-cell table:style-name="ce63"/>
          <table:covered-table-cell table:number-columns-repeated="3" table:style-name="ce58"/>
          <table:covered-table-cell table:style-name="ce95"/>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plomberie : logement 24 : réseau EU/EV en sous-face de dalle poutrelles entrevous : réalisé</text:p>
          </table:table-cell>
          <table:covered-table-cell table:style-name="ce63"/>
          <table:covered-table-cell table:number-columns-repeated="3" table:style-name="ce58"/>
          <table:covered-table-cell table:style-name="ce95"/>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peinture :logements 24 à 30 : extérieur : primaire d'impression réalisé y compris tableaux</text:p>
          </table:table-cell>
          <table:covered-table-cell table:style-name="ce63"/>
          <table:covered-table-cell table:number-columns-repeated="3" table:style-name="ce58"/>
          <table:covered-table-cell table:style-name="ce95"/>
          <table:table-cell/>
          <table:table-cell table:style-name="ce15"/>
          <table:table-cell table:number-columns-repeated="1015"/>
        </table:table-row>
        <table:table-row table:style-name="ro1">
          <table:table-cell table:style-name="ce11"/>
          <table:table-cell table:style-name="ce32" table:number-columns-spanned="6" table:number-rows-spanned="1"/>
          <table:covered-table-cell table:style-name="ce63"/>
          <table:covered-table-cell table:number-columns-repeated="3" table:style-name="ce58"/>
          <table:covered-table-cell table:style-name="ce95"/>
          <table:table-cell/>
          <table:table-cell table:style-name="ce15"/>
          <table:table-cell table:number-columns-repeated="1015"/>
        </table:table-row>
        <table:table-row-group>
          <table:table-row table:style-name="ro1">
            <table:table-cell table:style-name="ce11" office:value-type="string">
              <text:p>2</text:p>
            </table:table-cell>
            <table:table-cell table:style-name="ce25" office:value-type="string">
              <text:p>REMARQUES</text:p>
            </table:table-cell>
            <table:table-cell table:style-name="ce63"/>
            <table:table-cell table:style-name="ce58" table:number-columns-repeated="3"/>
            <table:table-cell table:style-name="ce95"/>
            <table:table-cell/>
            <table:table-cell table:style-name="ce15"/>
            <table:table-cell table:number-columns-repeated="1015"/>
          </table:table-row>
        </table:table-row-group>
        <table:table-row table:style-name="ro1">
          <table:table-cell/>
          <table:table-cell table:style-name="ce33" office:value-type="string">
            <text:p>GROS OEUVRE : effectif sur site = 4</text:p>
          </table:table-cell>
          <table:table-cell table:number-columns-repeated="1022"/>
        </table:table-row>
        <table:table-row table:style-name="ro8">
          <table:table-cell table:style-name="ce14" office:value-type="string">
            <text:p>►</text:p>
          </table:table-cell>
          <table:table-cell table:style-name="ce32" office:value-type="string" table:number-columns-spanned="6" table:number-rows-spanned="1">
            <text:p>RAPPEL (depuis 13/03/14) : traitement antitermites : toujours à réaliser sur logements 24 à 30 &amp; transmettre fiches d'autocontrôle &amp; ensemble des documents (FT, attestations fournisseurs certification CTBA+ si produit différent de ce qui était prévu précédemment, etc....)!</text:p>
          </table:table-cell>
          <table:covered-table-cell table:number-columns-repeated="5" table:style-name="ce64"/>
          <table:table-cell table:number-columns-repeated="1017"/>
        </table:table-row>
        <table:table-row table:style-name="ro4">
          <table:table-cell table:style-name="ce14"/>
          <table:table-cell table:style-name="ce32" office:value-type="string" table:number-columns-spanned="6" table:number-rows-spanned="1">
            <text:p><text:s/>Logement 24 : RSO dalle BA : effectuée : poutrelles déplacées (3) : remplacées,</text:p>
          </table:table-cell>
          <table:covered-table-cell table:number-columns-repeated="5" table:style-name="ce64"/>
          <table:table-cell table:number-columns-repeated="1017"/>
        </table:table-row>
        <table:table-row table:style-name="ro10">
          <table:table-cell table:style-name="ce14"/>
          <table:table-cell table:style-name="ce34" office:value-type="string" table:number-columns-spanned="6" table:number-rows-spanned="1">
            <text:p>PM : Chape sur dalle de compression à la charge du carreleur. Dégagement entre séjour et coursive : le sol fini à réaliser doit être parfaitement au même niveau que le sol existant de séjour, et doit présenter un seuil de 20 mm <text:span text:style-name="T1">maximum</text:span><text:span text:style-name="T2"> avec</text:span><text:span text:style-name="T3"> le sol de la coursive </text:span><text:span text:style-name="T3">(l'intérieur étant au-dessus de l'extérieur). Sol fini SDE : avec pente 3%, et seuil de 20 mm </text:span><text:span text:style-name="T1">maximum</text:span><text:span text:style-name="T3"> (la SDE étant </text:span><text:span text:style-name="T1">au-dessous</text:span><text:span text:style-name="T3"> du dégagement)</text:span></text:p>
          </table:table-cell>
          <table:covered-table-cell table:number-columns-repeated="5" table:style-name="ce64"/>
          <table:table-cell table:number-columns-repeated="1017"/>
        </table:table-row>
        <table:table-row table:style-name="ro9">
          <table:table-cell table:style-name="ce14"/>
          <table:table-cell table:style-name="ce32" office:value-type="string" table:number-columns-spanned="6" table:number-rows-spanned="1">
            <text:p>Logement 24 : mur sur coursive entre extension et existant : reprise arase haute : à reprendre pour réunion de chantier de semaine prochaine</text:p>
          </table:table-cell>
          <table:covered-table-cell table:number-columns-repeated="5" table:style-name="ce64"/>
          <table:table-cell table:number-columns-repeated="1017"/>
        </table:table-row>
        <table:table-row table:style-name="ro9">
          <table:table-cell table:style-name="ce14"/>
          <table:table-cell table:style-name="ce32" office:value-type="string" table:number-columns-spanned="6" table:number-rows-spanned="1">
            <text:p>Alimentation en eau et électricité : les compteurs restent au nom de la SEDRE qui transmet les factures à l'entreprise titulaire du lot 1 pour règlement</text:p>
          </table:table-cell>
          <table:covered-table-cell table:number-columns-repeated="5" table:style-name="ce64"/>
          <table:table-cell table:number-columns-repeated="1017"/>
        </table:table-row>
        <table:table-row table:style-name="ro1">
          <table:table-cell/>
          <table:table-cell table:style-name="ce35" office:value-type="string">
            <text:p>CHARPENTE METALLIQUE</text:p>
          </table:table-cell>
          <table:table-cell table:number-columns-repeated="1022"/>
        </table:table-row>
        <table:table-row table:style-name="ro4">
          <table:table-cell table:style-name="ce14" office:value-type="string">
            <text:p>►</text:p>
          </table:table-cell>
          <table:table-cell table:style-name="ce32" office:value-type="string" table:number-columns-spanned="6" table:number-rows-spanned="1">
            <text:p>RAS</text:p>
          </table:table-cell>
          <table:covered-table-cell table:number-columns-repeated="5"/>
          <table:table-cell table:number-columns-repeated="1017"/>
        </table:table-row>
        <table:table-row table:style-name="ro1">
          <table:table-cell/>
          <table:table-cell table:style-name="ce33" office:value-type="string">
            <text:p>COUVERTURE &amp; BARDAGE</text:p>
          </table:table-cell>
          <table:table-cell table:number-columns-repeated="1022"/>
        </table:table-row>
        <table:table-row table:style-name="ro4">
          <table:table-cell/>
          <table:table-cell table:style-name="ce32" office:value-type="string" table:number-columns-spanned="6" table:number-rows-spanned="1">
            <text:p>RAPPEL (depuis 10/04/14) – logement 22 – cuisine : rayures sur bardage : à reprendre !</text:p>
          </table:table-cell>
          <table:covered-table-cell table:number-columns-repeated="5" table:style-name="ce65"/>
          <table:table-cell table:number-columns-repeated="1017"/>
        </table:table-row>
        <table:table-row table:style-name="ro9">
          <table:table-cell table:style-name="ce14" office:value-type="string">
            <text:p>►</text:p>
          </table:table-cell>
          <table:table-cell table:style-name="ce32" office:value-type="string" table:number-columns-spanned="6" table:number-rows-spanned="1">
            <text:p>RAPPEL (depuis 13/03/14) - logement 22 : larmiers en zinc à poser en sous-face des linteaux de jalousies de la chambre !</text:p>
          </table:table-cell>
          <table:covered-table-cell table:number-columns-repeated="5" table:style-name="ce65"/>
          <table:table-cell table:number-columns-repeated="1017"/>
        </table:table-row>
        <table:table-row table:style-name="ro8">
          <table:table-cell table:style-name="ce14" office:value-type="string">
            <text:p>►</text:p>
          </table:table-cell>
          <table:table-cell table:style-name="ce32" office:value-type="string" table:number-columns-spanned="6" table:number-rows-spanned="1">
            <text:p>RAPPEL (depuis 13/03/14) : <text:s/>Tous logements : pose des crochets de sécurité sur les toitures à prévoir : réaliser <text:span text:style-name="T1">préalablement</text:span> un plan de pose a soumettre au Moe et au CT pour validation. Des autocontrôles seront a produire pour la pose de ces points de fixations : plan de pose en préalable à transmettre au MOe</text:p>
          </table:table-cell>
          <table:covered-table-cell table:number-columns-repeated="5" table:style-name="ce65"/>
          <table:table-cell table:number-columns-repeated="1017"/>
        </table:table-row>
        <table:table-row table:style-name="ro1">
          <table:table-cell/>
          <table:table-cell table:style-name="ce35" office:value-type="string">
            <text:p>PLAQUES DE PLÂTRE</text:p>
          </table:table-cell>
          <table:table-cell table:number-columns-repeated="1022"/>
        </table:table-row>
        <table:table-row-group table:display="false">
          <table:table-row table:style-name="ro4" table:visibility="collapse">
            <table:table-cell table:style-name="ce14" office:value-type="string">
              <text:p>►</text:p>
            </table:table-cell>
            <table:table-cell table:style-name="ce34" office:value-type="string" table:number-columns-spanned="6" table:number-rows-spanned="1">
              <text:p>logement 22 : chambre 1 : trous à proximité de l'interrupteur de luminaire : rébouché</text:p>
            </table:table-cell>
            <table:covered-table-cell table:number-columns-repeated="5"/>
            <table:table-cell table:number-columns-repeated="1017"/>
          </table:table-row>
        </table:table-row-group>
        <table:table-row table:style-name="ro11">
          <table:table-cell table:style-name="ce14" office:value-type="string">
            <text:p>►</text:p>
          </table:table-cell>
          <table:table-cell table:style-name="ce32" office:value-type="string" table:number-columns-spanned="6" table:number-rows-spanned="1">
            <text:p>Travaux de réfection de cloison entre chambre sur rue et séjour : réalisé. Rappel : transmettre devis. Finition entre arête supérieure des plaques de plâtre et existant : assurer une finition impeccable de la plaque de plâtre.</text:p>
          </table:table-cell>
          <table:covered-table-cell table:number-columns-repeated="5"/>
          <table:table-cell table:number-columns-repeated="1017"/>
        </table:table-row>
        <table:table-row table:style-name="ro1">
          <table:table-cell/>
          <table:table-cell table:style-name="ce33" office:value-type="string">
            <text:p>MENUISERIES BOIS </text:p>
          </table:table-cell>
          <table:table-cell table:number-columns-repeated="1022"/>
        </table:table-row>
        <table:table-row table:style-name="ro4">
          <table:table-cell/>
          <table:table-cell table:style-name="ce32" office:value-type="string" table:number-columns-spanned="6" table:number-rows-spanned="1">
            <text:p>réalisation des menuiseries bois : merci de préciser date de travaux.</text:p>
          </table:table-cell>
          <table:covered-table-cell table:number-columns-repeated="5"/>
          <table:table-cell table:number-columns-repeated="1017"/>
        </table:table-row>
        <table:table-row table:style-name="ro11">
          <table:table-cell/>
          <table:table-cell table:style-name="ce34" office:value-type="string" table:number-columns-spanned="6" table:number-rows-spanned="1">
            <text:p>PM : Fenêtres et portes-fenêtres bois : absolument prévoir communication des PAC avant mise en œuvre &amp; notamment prévoir une gorge verticale sur dormants comme indiqué en réunions, et poignées accessibles (cf. réglementation)</text:p>
          </table:table-cell>
          <table:covered-table-cell table:number-columns-repeated="5"/>
          <table:table-cell table:number-columns-repeated="1017"/>
        </table:table-row>
        <table:table-row table:style-name="ro1">
          <table:table-cell/>
          <table:table-cell table:style-name="ce33" office:value-type="string">
            <text:p>MENUISERIES PVC &amp; ALU </text:p>
          </table:table-cell>
          <table:table-cell table:number-columns-repeated="1022"/>
        </table:table-row>
        <table:table-row table:style-name="ro4">
          <table:table-cell table:style-name="ce14" office:value-type="string">
            <text:p>►</text:p>
          </table:table-cell>
          <table:table-cell table:style-name="ce32" office:value-type="string" table:number-columns-spanned="6" table:number-rows-spanned="1">
            <text:p>RAPPEL (depuis 29/08/13 !) : fourniture PAC &amp; classement menuiseries (AEV)</text:p>
          </table:table-cell>
          <table:covered-table-cell table:number-columns-repeated="5"/>
          <table:table-cell table:number-columns-repeated="1017"/>
        </table:table-row>
        <table:table-row table:style-name="ro1">
          <table:table-cell table:style-name="ce14"/>
          <table:table-cell table:style-name="ce33" office:value-type="string">
            <text:p>MENUISERIES METALLIQUE</text:p>
          </table:table-cell>
          <table:table-cell table:number-columns-repeated="1022"/>
        </table:table-row>
        <table:table-row table:style-name="ro10">
          <table:table-cell table:style-name="ce14" office:value-type="string">
            <text:p>►</text:p>
          </table:table-cell>
          <table:table-cell table:style-name="ce32" office:value-type="string" table:number-columns-spanned="6" table:number-rows-spanned="1">
            <text:p>RAPPEL (depuis 10/04/2014) : logement 22 : fourniture et pose de portail battant : à finaliser (remplissage à prévoir : en ep. 15/10e minimum) &amp; modifier (risque de pincement au niveau de la béquille ext.). Fourniture et pose des grilles et gardes-corps : mise en place de garde-corps provisoires en contreplaqué (ep12 mini) et bois fixés par goujons/chevilles en nez de dalles et d'escalier (<text:span text:style-name="T4">Ø12, prof 125mm mini) selon schéma transmis à l'entreprise</text:span></text:p>
          </table:table-cell>
          <table:covered-table-cell table:number-columns-repeated="5"/>
          <table:table-cell table:number-columns-repeated="1017"/>
        </table:table-row>
        <table:table-row table:style-name="ro8">
          <table:table-cell table:style-name="ce14"/>
          <table:table-cell table:style-name="ce36" office:value-type="string" table:number-columns-spanned="6" table:number-rows-spanned="1">
            <text:p>Éléments <text:s/>provisoires mis en place : non conformes à ce qui était convenu à la précédente réunion (cf. ci-dessus), et non conformes à la réglementation : à reprendre urgemment ou poser dans les meilleurs délais les garde-corps rambardes et protections en serrurerie comme prévu au marché !</text:p>
          </table:table-cell>
          <table:covered-table-cell table:number-columns-repeated="5"/>
          <table:table-cell table:number-columns-repeated="1017"/>
        </table:table-row>
        <table:table-row-group table:display="false">
          <table:table-row table:style-name="ro4" table:visibility="collapse">
            <table:table-cell/>
            <table:table-cell table:style-name="ce30" office:value-type="string" table:number-columns-spanned="6" table:number-rows-spanned="1">
              <text:p>REVETEMENTS DURS</text:p>
            </table:table-cell>
            <table:covered-table-cell table:number-columns-repeated="5" table:style-name="ce65"/>
            <table:table-cell table:number-columns-repeated="1017"/>
          </table:table-row>
          <table:table-row table:style-name="ro4" table:visibility="collapse">
            <table:table-cell table:style-name="ce14"/>
            <table:table-cell table:style-name="ce34" office:value-type="string" table:number-columns-spanned="6" table:number-rows-spanned="1">
              <text:p>RAS</text:p>
            </table:table-cell>
            <table:covered-table-cell table:number-columns-repeated="5" table:style-name="ce65"/>
            <table:table-cell table:number-columns-repeated="1017"/>
          </table:table-row>
          <table:table-row table:style-name="ro4" table:visibility="collapse">
            <table:table-cell/>
            <table:table-cell table:style-name="ce30" office:value-type="string">
              <text:p>PLOMBERIE </text:p>
            </table:table-cell>
            <table:table-cell table:number-columns-repeated="1022"/>
          </table:table-row>
          <table:table-row table:style-name="ro4" table:visibility="collapse">
            <table:table-cell/>
            <table:table-cell table:style-name="ce34" office:value-type="string" table:number-columns-spanned="6" table:number-rows-spanned="1">
              <text:p>RAS</text:p>
            </table:table-cell>
            <table:covered-table-cell table:number-columns-repeated="5"/>
            <table:table-cell table:number-columns-repeated="1017"/>
          </table:table-row>
        </table:table-row-group>
        <table:table-row table:style-name="ro4">
          <table:table-cell/>
          <table:table-cell table:style-name="ce30" office:value-type="string">
            <text:p>ELECTRICITE</text:p>
          </table:table-cell>
          <table:table-cell table:number-columns-repeated="1022"/>
        </table:table-row>
        <table:table-row table:style-name="ro8">
          <table:table-cell table:style-name="ce14" office:value-type="string">
            <text:p>►</text:p>
          </table:table-cell>
          <table:table-cell table:style-name="ce32" office:value-type="string" table:number-columns-spanned="6" table:number-rows-spanned="1">
            <text:p>Logement 22 : SDE : luminaire TBTS : toujours pas de confirmation du classement TBTS, mais de classe III d’après fiche transmise. Merci de se renseigner sur l'équivalence éventuelle de ces classements. Luminaire à moins de 2,25m du sol : d’après relevés effectués &amp; précisions contrôleur technique, ce luminaire serait dans volume 2 : <text:s/>non-conformité</text:p>
          </table:table-cell>
          <table:covered-table-cell table:number-columns-repeated="5"/>
          <table:table-cell table:number-columns-repeated="1017"/>
        </table:table-row>
        <table:table-row table:style-name="ro1">
          <table:table-cell table:style-name="ce14"/>
          <table:table-cell table:style-name="ce35" office:value-type="string">
            <text:p>PEINTURE ETANCHEITE</text:p>
          </table:table-cell>
          <table:table-cell table:number-columns-repeated="1022"/>
        </table:table-row>
        <table:table-row table:style-name="ro4">
          <table:table-cell/>
          <table:table-cell table:style-name="ce32" office:value-type="string" table:number-columns-spanned="6" table:number-rows-spanned="1">
            <text:p>Logements 24 à 30 : primaire d'impression réalisé : taches sur bardage : à nettoyer</text:p>
          </table:table-cell>
          <table:covered-table-cell table:number-columns-repeated="2"/>
          <table:covered-table-cell table:number-columns-repeated="3" table:style-name="ce46"/>
          <table:table-cell table:number-columns-repeated="1017"/>
        </table:table-row>
        <table:table-row table:style-name="ro12">
          <table:table-cell/>
          <table:table-cell table:style-name="ce37" office:value-type="string" table:number-columns-spanned="6" table:number-rows-spanned="1">
            <text:p>Logements 22 à 30 : etanchéité des couvertures : indiquer date d'intervention</text:p>
          </table:table-cell>
          <table:covered-table-cell table:number-columns-repeated="2"/>
          <table:covered-table-cell table:number-columns-repeated="3" table:style-name="ce46"/>
          <table:table-cell table:number-columns-repeated="1017"/>
        </table:table-row>
        <table:table-row table:style-name="ro13">
          <table:table-cell/>
          <table:table-cell table:style-name="ce37" office:value-type="string" table:number-columns-spanned="6" table:number-rows-spanned="1">
            <text:p>Logement 24 : SDE : SEL et SPEC à prévoir pour fin de semaine prochaine, apres réalisation des enduits en SDE</text:p>
          </table:table-cell>
          <table:covered-table-cell table:number-columns-repeated="2"/>
          <table:covered-table-cell table:number-columns-repeated="3" table:style-name="ce46"/>
          <table:table-cell table:number-columns-repeated="1017"/>
        </table:table-row>
        <table:table-row-group table:display="false">
          <table:table-row table:style-name="ro1" table:visibility="collapse">
            <table:table-cell/>
            <table:table-cell table:style-name="ce37" table:number-columns-spanned="6" table:number-rows-spanned="1"/>
            <table:covered-table-cell table:number-columns-repeated="2"/>
            <table:covered-table-cell table:number-columns-repeated="3" table:style-name="ce46"/>
            <table:table-cell table:number-columns-repeated="1017"/>
          </table:table-row>
          <table:table-row table:style-name="ro1" table:visibility="collapse">
            <table:table-cell/>
            <table:table-cell table:style-name="ce37" table:number-columns-spanned="6" table:number-rows-spanned="1"/>
            <table:covered-table-cell table:number-columns-repeated="2"/>
            <table:covered-table-cell table:number-columns-repeated="3" table:style-name="ce46"/>
            <table:table-cell table:number-columns-repeated="1017"/>
          </table:table-row>
        </table:table-row-group>
        <table:table-row table:style-name="ro1">
          <table:table-cell/>
          <table:table-cell table:style-name="ce27"/>
          <table:table-cell table:number-columns-repeated="1022"/>
        </table:table-row>
        <table:table-row table:style-name="ro1">
          <table:table-cell table:style-name="ce11" office:value-type="string">
            <text:p>3</text:p>
          </table:table-cell>
          <table:table-cell table:style-name="ce38" office:value-type="string">
            <text:p>PLANNING DE SEMAINE PROCHAINE : doit être fait pour prochaine réunion de chantier</text:p>
          </table:table-cell>
          <table:table-cell table:style-name="ce66" table:number-columns-repeated="4"/>
          <table:table-cell table:style-name="ce96"/>
          <table:table-cell table:number-columns-repeated="1017"/>
        </table:table-row>
        <table:table-row table:style-name="ro14">
          <table:table-cell/>
          <table:table-cell table:style-name="ce39" office:value-type="string" table:number-columns-spanned="6" table:number-rows-spanned="1">
            <text:p><text:span text:style-name="T5">→</text:span><text:span text:style-name="T6"> </text:span><text:span text:style-name="T6">(rappel)</text:span><text:span text:style-name="T5"> </text:span><text:span text:style-name="T6">Ent. ECOI: mise en place d'une alimentation de chantier (en VS de logement 24), </text:span><text:span text:style-name="T6">dépose des equipement et réseaux electriques precedemment fixés aux cloisons déposées</text:span></text:p>
          </table:table-cell>
          <table:covered-table-cell table:number-columns-repeated="5"/>
          <table:table-cell table:number-columns-repeated="1017"/>
        </table:table-row>
        <table:table-row table:style-name="ro12">
          <table:table-cell/>
          <table:table-cell table:style-name="ce39" office:value-type="string" table:number-columns-spanned="6" table:number-rows-spanned="1">
            <text:p>→ (rappel) Ent. Grondin : remise des fiches d'autocotrôles précédemment demandées,</text:p>
          </table:table-cell>
          <table:covered-table-cell table:number-columns-repeated="5"/>
          <table:table-cell table:number-columns-repeated="1017"/>
        </table:table-row>
        <table:table-row table:style-name="ro12">
          <table:table-cell table:style-name="ce13"/>
          <table:table-cell table:style-name="ce39" office:value-type="string" table:number-columns-spanned="6" table:number-rows-spanned="1">
            <text:p>→ (rappel) Ent. Grondin : planning de fournitures des FT et PAC &amp; classement AEV),</text:p>
          </table:table-cell>
          <table:covered-table-cell table:number-columns-repeated="5"/>
          <table:table-cell table:number-columns-repeated="1017"/>
        </table:table-row>
        <table:table-row table:style-name="ro12">
          <table:table-cell table:style-name="ce13"/>
          <table:table-cell table:style-name="ce39" office:value-type="string" table:number-columns-spanned="6" table:number-rows-spanned="1">
            <text:p>→ (rappel) Ent. Grondin : planning de fourniture des menuiseries (bois &amp; aluminium),</text:p>
          </table:table-cell>
          <table:covered-table-cell table:number-columns-repeated="5"/>
          <table:table-cell table:number-columns-repeated="1017"/>
        </table:table-row>
        <table:table-row table:style-name="ro12">
          <table:table-cell table:style-name="ce13"/>
          <table:table-cell table:style-name="ce39" office:value-type="string" table:number-columns-spanned="6" table:number-rows-spanned="1">
            <text:p>→ (rappel) Ent. Grondin : réalisation de tous les ouvrages de serrurerie</text:p>
          </table:table-cell>
          <table:covered-table-cell table:number-columns-repeated="5"/>
          <table:table-cell table:number-columns-repeated="1017"/>
        </table:table-row>
        <table:table-row table:style-name="ro12">
          <table:table-cell table:style-name="ce13"/>
          <table:table-cell table:style-name="ce40" office:value-type="string">
            <text:p>Logement 24 <text:s/></text:p>
          </table:table-cell>
          <table:table-cell table:number-columns-repeated="1022"/>
        </table:table-row>
        <table:table-row table:style-name="ro13">
          <table:table-cell table:style-name="ce13"/>
          <table:table-cell table:style-name="ce39" office:value-type="string" table:number-columns-spanned="6" table:number-rows-spanned="1">
            <text:p><text:span text:style-name="T6">→ </text:span><text:span text:style-name="T6">Ent. GRONDIN/CE2J : </text:span><text:span text:style-name="T7">vider la cuisine du logement 24 pour permettre la poursuite des </text:span><text:span text:style-name="T7">travaux par les autres corps d'état : lundi 02/06</text:span></text:p>
          </table:table-cell>
          <table:covered-table-cell table:number-columns-repeated="5"/>
          <table:table-cell table:number-columns-repeated="1017"/>
        </table:table-row>
        <table:table-row table:style-name="ro13">
          <table:table-cell table:style-name="ce13"/>
          <table:table-cell table:style-name="ce39" office:value-type="string" table:number-columns-spanned="6" table:number-rows-spanned="1">
            <text:p>→ <text:span text:style-name="T7">Ent. ECOI finalise les travaux de plaques de plâtre et enduits sur cloisons en blocs US </text:span><text:span text:style-name="T7">(SDE) jusqu'à mardi 3/06</text:span></text:p>
          </table:table-cell>
          <table:covered-table-cell table:number-columns-repeated="5"/>
          <table:table-cell table:number-columns-repeated="1017"/>
        </table:table-row>
        <table:table-row table:style-name="ro13">
          <table:table-cell table:style-name="ce13"/>
          <table:table-cell table:style-name="ce37" office:value-type="string" table:number-columns-spanned="6" table:number-rows-spanned="1">
            <text:p><text:span text:style-name="T8">→ </text:span><text:span text:style-name="T9">Ent. DLA &amp; ECOI interviennent pour finalisation de leurs réseaux &amp; mise en place de leurs </text:span><text:span text:style-name="T9">equipements encastrés mercredi &amp; jeudi 04 &amp; 05/06</text:span></text:p>
          </table:table-cell>
          <table:covered-table-cell table:number-columns-repeated="5"/>
          <table:table-cell table:number-columns-repeated="1017"/>
        </table:table-row>
        <table:table-row table:style-name="ro12">
          <table:table-cell/>
          <table:table-cell table:style-name="ce37" office:value-type="string" table:number-columns-spanned="6" table:number-rows-spanned="1">
            <text:p>→ <text:span text:style-name="T7">Ent. EEPB : étanchéité liquide (SPEC &amp; SEL) à partir de vendredi 06/06</text:span></text:p>
          </table:table-cell>
          <table:covered-table-cell table:number-columns-repeated="5"/>
          <table:table-cell table:number-columns-repeated="1017"/>
        </table:table-row>
        <table:table-row table:style-name="ro13">
          <table:table-cell/>
          <table:table-cell table:style-name="ce39" office:value-type="string" table:number-columns-spanned="6" table:number-rows-spanned="1">
            <text:p><text:span text:style-name="T10">→ </text:span><text:span text:style-name="T6">Ent. GRONDIN/CE2J : début des travaux de chape carrelage &amp; faïence murales en SDE à </text:span><text:span text:style-name="T6">partir du 9 ou 10/06</text:span></text:p>
          </table:table-cell>
          <table:covered-table-cell table:number-columns-repeated="5"/>
          <table:table-cell table:number-columns-repeated="2"/>
          <table:table-cell table:style-name="ce20"/>
          <table:table-cell table:number-columns-repeated="1014"/>
        </table:table-row>
        <table:table-row-group table:display="false">
          <table:table-row table:style-name="ro1" table:visibility="collapse">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group>
        <table:table-row-group table:display="false">
          <table:table-row table:style-name="ro15" table:visibility="collapse">
            <table:table-cell/>
            <table:table-cell table:style-name="ce37" office:value-type="string" table:number-columns-spanned="6" table:number-rows-spanned="1">
              <text:p>A toutes les entreprises : pour OPR du 30/04/2014, prévoir tout le necessaire pour tester les installations / travaux réalisées: metre ruban, regle de maçon et niveau à bulles pour le gros oeuvre, bille d'acier ou de verre pour le carreleur, tuyau flexible de longueur suffisante pour tester les pentes des coursives &amp; le calfeutrement de toutes les menuiseries, etc...</text:p>
            </table:table-cell>
            <table:covered-table-cell table:number-columns-repeated="5"/>
            <table:table-cell table:number-columns-repeated="2"/>
            <table:table-cell table:style-name="ce20"/>
            <table:table-cell table:number-columns-repeated="1014"/>
          </table:table-row>
        </table:table-row-group>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group table:display="false">
          <table:table-row table:style-name="ro1" table:visibility="collapse">
            <table:table-cell/>
            <table:table-cell table:style-name="ce41"/>
            <table:table-cell table:style-name="ce67" table:number-columns-repeated="4"/>
            <table:table-cell table:style-name="ce97"/>
            <table:table-cell table:number-columns-repeated="2"/>
            <table:table-cell table:style-name="ce20"/>
            <table:table-cell table:number-columns-repeated="1014"/>
          </table:table-row>
        </table:table-row-group>
        <table:table-row table:style-name="ro1">
          <table:table-cell table:style-name="ce11"/>
          <table:table-cell table:style-name="ce42" office:value-type="string" table:number-columns-spanned="6" table:number-rows-spanned="1">
            <text:p>PROCHAINE REUNION DE CHANTIER LE MERCREDI 05/06/2014 À 8h00</text:p>
          </table:table-cell>
          <table:covered-table-cell table:number-columns-repeated="4" table:style-name="ce67"/>
          <table:covered-table-cell table:style-name="ce97"/>
          <table:table-cell table:number-columns-repeated="1017"/>
        </table:table-row>
        <table:table-row table:style-name="ro1">
          <table:table-cell table:style-name="ce11"/>
          <table:table-cell table:style-name="ce43" office:value-type="string" table:number-columns-spanned="6" table:number-rows-spanned="1">
            <text:p>convoqués : toutes entreprises</text:p>
          </table:table-cell>
          <table:covered-table-cell table:number-columns-repeated="4" table:style-name="ce68"/>
          <table:covered-table-cell table:style-name="ce98"/>
          <table:table-cell table:number-columns-repeated="1017"/>
        </table:table-row>
        <table:table-row-group table:display="false">
          <table:table-row table:style-name="ro1" table:visibility="collapse">
            <table:table-cell table:style-name="ce11"/>
            <table:table-cell table:style-name="ce44"/>
            <table:table-cell table:style-name="ce68" table:number-columns-repeated="4"/>
            <table:table-cell table:style-name="ce98"/>
            <table:table-cell table:number-columns-repeated="1017"/>
          </table:table-row>
        </table:table-row-group>
        <table:table-row-group table:display="false">
          <table:table-row table:style-name="ro1" table:visibility="collapse">
            <table:table-cell table:style-name="ce11"/>
            <table:table-cell table:style-name="ce41"/>
            <table:table-cell table:style-name="ce67" table:number-columns-repeated="4"/>
            <table:table-cell table:style-name="ce97"/>
            <table:table-cell table:number-columns-repeated="1017"/>
          </table:table-row>
          <table:table-row table:style-name="ro1" table:visibility="collapse">
            <table:table-cell table:style-name="ce11"/>
            <table:table-cell table:style-name="ce45" table:number-columns-spanned="6" table:number-rows-spanned="1"/>
            <table:covered-table-cell table:number-columns-repeated="4"/>
            <table:covered-table-cell table:style-name="ce99"/>
            <table:table-cell table:number-columns-repeated="1017"/>
          </table:table-row>
          <table:table-row table:style-name="ro1" table:visibility="collapse">
            <table:table-cell table:style-name="ce11"/>
            <table:table-cell table:style-name="ce44"/>
            <table:table-cell table:style-name="ce68" table:number-columns-repeated="4"/>
            <table:table-cell table:style-name="ce98"/>
            <table:table-cell table:number-columns-repeated="1017"/>
          </table:table-row>
        </table:table-row-group>
        <table:table-row-group table:display="false">
          <table:table-row table:style-name="ro16" table:visibility="collapse">
            <table:table-cell table:style-name="ce11"/>
            <table:table-cell table:style-name="ce16"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5"/>
            <table:table-cell table:style-name="ce15"/>
            <table:table-cell table:number-columns-repeated="1017"/>
          </table:table-row>
        </table:table-row-group>
        <table:table-row table:style-name="ro1">
          <table:table-cell table:style-name="ce15"/>
          <table:table-cell/>
          <table:table-cell table:style-name="ce65" table:number-columns-repeated="2"/>
          <table:table-cell table:style-name="ce84"/>
          <table:table-cell table:style-name="ce85" office:value-type="string">
            <text:p>Page 2 / 2</text:p>
          </table:table-cell>
          <table:table-cell table:style-name="ce20"/>
          <table:table-cell table:number-columns-repeated="1017"/>
        </table:table-row>
        <table:table-row table:style-name="ro1">
          <table:table-cell table:style-name="ce15"/>
          <table:table-cell table:style-name="ce46" table:number-columns-repeated="5"/>
          <table:table-cell table:style-name="ce20"/>
          <table:table-cell table:number-columns-repeated="1017"/>
        </table:table-row>
        <table:table-row table:style-name="ro1">
          <table:table-cell table:style-name="ce15"/>
          <table:table-cell table:style-name="ce46"/>
          <table:table-cell table:style-name="ce20" table:number-columns-repeated="5"/>
          <table:table-cell table:number-columns-repeated="1017"/>
        </table:table-row>
        <table:table-row table:style-name="ro1">
          <table:table-cell table:style-name="ce11"/>
          <table:table-cell table:style-name="ce47"/>
          <table:table-cell table:style-name="ce20" table:number-columns-repeated="5"/>
          <table:table-cell table:number-columns-repeated="1017"/>
        </table:table-row>
        <table:table-row table:style-name="ro1">
          <table:table-cell table:style-name="ce11"/>
          <table:table-cell table:style-name="ce48"/>
          <table:table-cell table:style-name="ce20" table:number-columns-repeated="5"/>
          <table:table-cell table:number-columns-repeated="1017"/>
        </table:table-row>
        <table:table-row table:style-name="ro1">
          <table:table-cell table:style-name="ce11"/>
          <table:table-cell table:style-name="ce46" table:number-columns-repeated="6"/>
          <table:table-cell table:number-columns-repeated="1017"/>
        </table:table-row>
        <table:table-row table:style-name="ro1" table:number-rows-repeated="2">
          <table:table-cell table:style-name="ce15"/>
          <table:table-cell table:style-name="ce46" table:number-columns-repeated="6"/>
          <table:table-cell table:number-columns-repeated="1017"/>
        </table:table-row>
        <table:table-row table:style-name="ro1" table:number-rows-repeated="3">
          <table:table-cell table:style-name="ce11"/>
          <table:table-cell table:style-name="ce46" table:number-columns-repeated="6"/>
          <table:table-cell table:number-columns-repeated="1017"/>
        </table:table-row>
        <table:table-row table:style-name="ro1" table:number-rows-repeated="8">
          <table:table-cell table:style-name="ce15"/>
          <table:table-cell table:style-name="ce46" table:number-columns-repeated="6"/>
          <table:table-cell table:number-columns-repeated="1017"/>
        </table:table-row>
        <table:table-row table:style-name="ro1">
          <table:table-cell table:style-name="ce15"/>
          <table:table-cell/>
          <table:table-cell table:style-name="ce46" table:number-columns-repeated="5"/>
          <table:table-cell table:number-columns-repeated="1017"/>
        </table:table-row>
        <table:table-row table:style-name="ro1" table:number-rows-repeated="2">
          <table:table-cell table:style-name="ce15"/>
          <table:table-cell table:style-name="ce46" table:number-columns-repeated="6"/>
          <table:table-cell table:number-columns-repeated="1017"/>
        </table:table-row>
        <table:table-row table:style-name="ro1" table:number-rows-repeated="2">
          <table:table-cell table:style-name="ce15"/>
          <table:table-cell/>
          <table:table-cell table:style-name="ce46" table:number-columns-repeated="5"/>
          <table:table-cell table:number-columns-repeated="1017"/>
        </table:table-row>
        <table:table-row table:style-name="ro1" table:number-rows-repeated="2">
          <table:table-cell table:style-name="ce15"/>
          <table:table-cell table:style-name="ce46" table:number-columns-repeated="6"/>
          <table:table-cell table:number-columns-repeated="1017"/>
        </table:table-row>
        <table:table-row-group table:display="false">
          <table:table-row table:style-name="ro17"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0"/>
            <table:table-cell table:number-columns-repeated="1017"/>
          </table:table-row>
        </table:table-row-group>
        <table:table-row table:style-name="ro1">
          <table:table-cell/>
          <table:table-cell table:style-name="ce49"/>
          <table:table-cell table:number-columns-repeated="1022"/>
        </table:table-row>
        <table:table-row table:style-name="ro1" table:number-rows-repeated="2">
          <table:table-cell table:number-columns-repeated="5"/>
          <table:table-cell table:style-name="ce89"/>
          <table:table-cell table:number-columns-repeated="1018"/>
        </table:table-row>
        <table:table-row table:style-name="ro1">
          <table:table-cell table:style-name="ce17"/>
          <table:table-cell table:number-columns-repeated="4"/>
          <table:table-cell table:style-name="ce89"/>
          <table:table-cell table:number-columns-repeated="1018"/>
        </table:table-row>
        <table:table-row table:style-name="ro1" table:number-rows-repeated="3">
          <table:table-cell table:number-columns-repeated="1024"/>
        </table:table-row>
        <table:table-row table:style-name="ro1">
          <table:table-cell table:style-name="ce17"/>
          <table:table-cell table:number-columns-repeated="1023"/>
        </table:table-row>
        <table:table-row table:style-name="ro1" table:number-rows-repeated="8">
          <table:table-cell table:number-columns-repeated="1024"/>
        </table:table-row>
        <table:table-row table:style-name="ro1">
          <table:table-cell/>
          <table:table-cell table:style-name="ce49"/>
          <table:table-cell table:number-columns-repeated="1022"/>
        </table:table-row>
        <table:table-row table:style-name="ro1">
          <table:table-cell table:number-columns-repeated="1024"/>
        </table:table-row>
        <table:table-row table:style-name="ro1" table:number-rows-repeated="3">
          <table:table-cell/>
          <table:table-cell table:style-name="ce49"/>
          <table:table-cell table:number-columns-repeated="1022"/>
        </table:table-row>
        <table:table-row table:style-name="ro1">
          <table:table-cell table:number-columns-repeated="1024"/>
        </table:table-row>
        <table:table-row table:style-name="ro1">
          <table:table-cell/>
          <table:table-cell table:style-name="ce49"/>
          <table:table-cell table:number-columns-repeated="1022"/>
        </table:table-row>
        <table:table-row table:style-name="ro1" table:number-rows-repeated="37">
          <table:table-cell table:number-columns-repeated="1024"/>
        </table:table-row>
        <table:table-row table:style-name="ro17">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0"/>
          <table:table-cell table:number-columns-repeated="1017"/>
        </table:table-row>
        <table:table-row table:style-name="ro1">
          <table:table-cell table:number-columns-repeated="1024"/>
        </table:table-row>
        <table:table-row table:style-name="ro1">
          <table:table-cell/>
          <table:table-cell table:style-name="ce51"/>
          <table:table-cell table:number-columns-repeated="1022"/>
        </table:table-row>
        <table:table-row table:style-name="ro1" table:number-rows-repeated="59">
          <table:table-cell table:number-columns-repeated="1024"/>
        </table:table-row>
        <table:table-row table:style-name="ro17">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0"/>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15" table:range-usable-as="print-range"/>
        <table:named-range table:name="Excel_BuiltIn_Print_Area_1_1" table:base-cell-address="$Feuil1.$A$1" table:cell-range-address="$Feuil1.$A$2:.$G$11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8">28/05/2014</text:date>, <text:time>12:52:56</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5-28T12:52:56.14</dc:date>
    <meta:print-date>2014-02-14T16:43:01.02</meta:print-date>
    <dc:language>fr-FR</dc:language>
    <meta:editing-cycles>184</meta:editing-cycles>
    <meta:editing-duration>P29DT17H35M48S</meta:editing-duration>
    <dc:creator>XAVIER DARON ARCHITECTE DPLG XDA</dc:creator>
    <meta:document-statistic meta:table-count="3" meta:cell-count="192" meta:object-count="1"/>
    <meta:user-defined meta:name="Info 1"/>
    <meta:user-defined meta:name="Info 2"/>
    <meta:user-defined meta:name="Info 3"/>
    <meta:user-defined meta:name="Info 4"/>
  </office:meta>
</office:document-meta>
</file>